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ere</text:p>
          </table:table-cell>
          <table:table-cell table:number-columns-repeated="4"/>
        </table:table-row>
        <table:table-row table:style-name="ro1">
          <table:table-cell office:value-type="string">
            <text:p>First_Inse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nsert_in repeated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 office:value-type="string" calcext:value-type="string">
            <text:p>OnPage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.00.0000</text:date>, <text:time style:data-style-name="N2" text:time-value="13:04:13.50766310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0:45:34.982038433</meta:creation-date>
    <meta:generator>LibreOffice/5.1.4.2$Linux_X86_64 LibreOffice_project/10m0$Build-2</meta:generator>
    <dc:date>2016-08-08T14:04:32.573753415</dc:date>
    <meta:editing-duration>PT1H15M37S</meta:editing-duration>
    <meta:editing-cycles>7</meta:editing-cycles>
    <meta:document-statistic meta:table-count="2" meta:cell-count="19" meta:object-count="0"/>
  </office:meta>
</office:document-meta>
</file>